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5" style:family="graphic" style:parent-style-name="standard">
      <style:graphic-properties draw:fill-color="#800000" draw:textarea-vertical-align="middle" draw:auto-grow-height="false" fo:min-height="0.749cm" fo:min-width="0.499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-width="0.381cm" draw:fill="none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000080"/>
    </style:style>
    <style:style style:name="P5" style:family="paragraph">
      <style:text-properties fo:color="#00008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800000"/>
    </style:style>
    <style:style style:name="P7" style:family="paragraph">
      <style:text-properties fo:color="#800000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000080" fo:font-size="12pt" style:font-size-asian="12pt" style:font-size-complex="12pt"/>
    </style:style>
    <style:style style:name="T6" style:family="text">
      <style:text-properties fo:color="#800000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306cm" svg:y1="1.815cm" svg:x2="2.285cm" svg:y2="9.12cm">
          <text:p text:style-name="P2"/>
        </draw:line>
        <draw:line draw:style-name="gr1" draw:text-style-name="P1" draw:layer="layout" svg:x1="10.237cm" svg:y1="9.134cm" svg:x2="2.286cm" svg:y2="9.121cm">
          <text:p text:style-name="P2"/>
        </draw:line>
        <draw:line draw:style-name="gr2" draw:text-style-name="P1" draw:layer="layout" svg:x1="10.238cm" svg:y1="6.68cm" svg:x2="2.287cm" svg:y2="6.667cm">
          <text:p text:style-name="P2"/>
        </draw:line>
        <draw:line draw:style-name="gr2" draw:text-style-name="P1" draw:layer="layout" svg:x1="10.239cm" svg:y1="4.196cm" svg:x2="2.288cm" svg:y2="4.183cm">
          <text:p text:style-name="P2"/>
        </draw:line>
        <draw:line draw:style-name="gr2" draw:text-style-name="P1" draw:layer="layout" svg:x1="4.952cm" svg:y1="1.816cm" svg:x2="4.931cm" svg:y2="9.121cm">
          <text:p text:style-name="P2"/>
        </draw:line>
        <draw:line draw:style-name="gr2" draw:text-style-name="P1" draw:layer="layout" svg:x1="7.453cm" svg:y1="1.817cm" svg:x2="7.432cm" svg:y2="9.122cm">
          <text:p text:style-name="P2"/>
        </draw:line>
        <draw:frame draw:style-name="gr3" draw:text-style-name="P3" draw:layer="layout" svg:width="1.268cm" svg:height="0.924cm" svg:x="1.188cm" svg:y="3.747cm">
          <draw:text-box>
            <text:p text:style-name="P2"><text:span text:style-name="T1">2</text:span><text:span text:style-name="T2">P</text:span><text:span text:style-name="T3">0</text:span></text:p>
          </draw:text-box>
        </draw:frame>
        <draw:frame draw:style-name="gr3" draw:text-style-name="P3" draw:layer="layout" svg:width="0.993cm" svg:height="0.924cm" svg:x="1.388cm" svg:y="6.247cm">
          <draw:text-box>
            <text:p text:style-name="P2"><text:span text:style-name="T2">P</text:span><text:span text:style-name="T3">0</text:span></text:p>
          </draw:text-box>
        </draw:frame>
        <draw:frame draw:style-name="gr3" draw:text-style-name="P3" draw:layer="layout" svg:width="0.993cm" svg:height="0.924cm" svg:x="4.389cm" svg:y="9.147cm">
          <draw:text-box>
            <text:p text:style-name="P2"><text:span text:style-name="T4">V</text:span><text:span text:style-name="T3">0</text:span></text:p>
          </draw:text-box>
        </draw:frame>
        <draw:frame draw:style-name="gr3" draw:text-style-name="P3" draw:layer="layout" svg:width="1.268cm" svg:height="0.924cm" svg:x="6.79cm" svg:y="9.147cm">
          <draw:text-box>
            <text:p text:style-name="P2"><text:span text:style-name="T4">2V</text:span><text:span text:style-name="T3">0</text:span></text:p>
          </draw:text-box>
        </draw:frame>
        <draw:frame draw:style-name="gr3" draw:text-style-name="P3" draw:layer="layout" svg:width="0.781cm" svg:height="0.806cm" svg:x="1.905cm" svg:y="9.102cm">
          <draw:text-box>
            <text:p text:style-name="P2"><text:span text:style-name="T1">0</text:span></text:p>
          </draw:text-box>
        </draw:frame>
        <draw:frame draw:style-name="gr3" draw:text-style-name="P3" draw:layer="layout" svg:width="0.781cm" svg:height="0.806cm" svg:x="1.621cm" svg:y="8.677cm">
          <draw:text-box>
            <text:p text:style-name="P2"><text:span text:style-name="T1">0</text:span></text:p>
          </draw:text-box>
        </draw:frame>
        <draw:custom-shape draw:style-name="gr4" draw:text-style-name="P1" draw:layer="layout" svg:width="0.336cm" svg:height="0.336cm" svg:x="4.768cm" svg:y="4.02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336cm" svg:height="0.336cm" svg:x="7.283cm" svg:y="6.50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1.497cm" svg:height="1.199cm" svg:x="3.577cm" svg:y="3.145cm">
          <draw:text-box>
            <text:p text:style-name="P4"><text:span text:style-name="T5">Initial</text:span></text:p>
            <text:p text:style-name="P4"><text:span text:style-name="T5">state</text:span></text:p>
          </draw:text-box>
        </draw:frame>
        <draw:frame draw:style-name="gr3" draw:text-style-name="P7" draw:layer="layout" svg:width="1.425cm" svg:height="1.199cm" svg:x="7.378cm" svg:y="6.746cm">
          <draw:text-box>
            <text:p text:style-name="P6"><text:span text:style-name="T6">Final</text:span></text:p>
            <text:p text:style-name="P6"><text:span text:style-name="T6">state</text:span></text:p>
          </draw:text-box>
        </draw:frame>
        <draw:custom-shape draw:style-name="gr6" draw:text-style-name="P1" draw:layer="layout" svg:width="2.299cm" svg:height="0.368cm" svg:x="5.169cm" svg:y="4.00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299cm" svg:height="0.368cm" draw:transform="rotate (-1.56905099754379) translate (7.631cm 4.24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299cm" svg:height="0.368cm" draw:transform="rotate (-1.56905099754379) translate (5.131cm 4.385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299cm" svg:height="0.368cm" svg:x="4.97cm" svg:y="6.50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3.398cm" svg:height="1.199cm" svg:x="7.468cm" svg:y="4.78cm">
          <draw:text-box>
            <text:p text:style-name="P2"><text:span text:style-name="T7">Isochoric step</text:span></text:p>
            <text:p text:style-name="P2"><text:span text:style-name="T7">(heat flows out)</text:span></text:p>
          </draw:text-box>
        </draw:frame>
        <draw:frame draw:style-name="gr3" draw:text-style-name="P8" draw:layer="layout" svg:width="3.144cm" svg:height="1.199cm" svg:x="4.768cm" svg:y="2.881cm">
          <draw:text-box>
            <text:p text:style-name="P2"><text:span text:style-name="T7">Isobaric step</text:span></text:p>
            <text:p text:style-name="P2"><text:span text:style-name="T7">(heat flows in)</text:span></text:p>
          </draw:text-box>
        </draw:frame>
        <draw:frame draw:style-name="gr8" draw:text-style-name="P9" draw:layer="layout" svg:width="3.054cm" svg:height="1.249cm" svg:x="7.687cm" svg:y="2.032cm">
          <draw:text-box>
            <text:p text:style-name="P2"><text:span text:style-name="T7">G</text:span><text:span text:style-name="T7">r</text:span><text:span text:style-name="T7">a</text:span><text:span text:style-name="T7">y</text:span><text:span text:style-name="T7">:</text:span><text:span text:style-name="T7"> </text:span><text:span text:style-name="T7"><text:tab/></text:span><text:span text:style-name="T7">P</text:span><text:span text:style-name="T7">a</text:span><text:span text:style-name="T7">t</text:span><text:span text:style-name="T7">h</text:span><text:span text:style-name="T7"> </text:span><text:span text:style-name="T7">1</text:span></text:p>
            <text:p text:style-name="P2"><text:span text:style-name="T7">W</text:span><text:span text:style-name="T7">h</text:span><text:span text:style-name="T7">i</text:span><text:span text:style-name="T7">t</text:span><text:span text:style-name="T7">e</text:span><text:span text:style-name="T7">:</text:span><text:span text:style-name="T7"><text:tab/></text:span><text:span text:style-name="T7">P</text:span><text:span text:style-name="T7">a</text:span><text:span text:style-name="T7">t</text:span><text:span text:style-name="T7">h</text:span><text:span text:style-name="T7"> 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9T12:10:08</meta:creation-date>
    <dc:creator>Jussi Eloranta</dc:creator>
    <dc:date>2008-04-19T12:47:02</dc:date>
    <meta:editing-cycles>21</meta:editing-cycles>
    <meta:editing-duration>PT36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